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_16</text:p>
      <text:p text:style-name="P2">American Genizah Project: Partnership for Posterity</text:p>
      <text:p text:style-name="P2">Sabato Morais Collection Catalogue Template</text:p>
      <text:p text:style-name="P3"/>
      <text:p text:style-name="P3">Cataloguer: Heather Newlin</text:p>
      <text:p text:style-name="P3"/>
      <text:p text:style-name="P3"/>
      <text:p text:style-name="P3">I. Provenance</text:p>
      <text:p text:style-name="P3"/>
      <text:p text:style-name="P3">Source: CAJS Sabato Morais Papers</text:p>
      <text:p text:style-name="P3">Location: Box 6, FF 1</text:p>
      <text:p text:style-name="P3">Restrictions: ?</text:p>
      <text:p text:style-name="P3"/>
      <text:p text:style-name="P3">II. Descriptive Metadata</text:p>
      <text:p text:style-name="P3"/>
      <text:p text:style-name="P3">Script<text:tab/><text:tab/><text:tab/><text:tab/><text:tab/><text:tab/>Manuscript<text:tab/></text:p>
      <text:p text:style-name="P3"><text:s/>(manuscript or typescript) <text:tab/><text:tab/><text:tab/><text:tab/></text:p>
      <text:p text:style-name="P3">Language (s)<text:tab/><text:tab/><text:tab/><text:tab/><text:tab/>English<text:tab/><text:tab/><text:tab/><text:tab/><text:tab/></text:p>
      <text:p text:style-name="P3">Author of letter<text:tab/><text:tab/><text:tab/><text:tab/>Charity S. Cohen<text:tab/></text:p>
      <text:p text:style-name="P3">Signed letter<text:tab/><text:tab/><text:tab/><text:tab/><text:tab/>Y</text:p>
      <text:p text:style-name="P3">Unsigned letter</text:p>
      <text:p text:style-name="P3">Dictated letter</text:p>
      <text:p text:style-name="P3">Anonymous</text:p>
      <text:p text:style-name="P3">Addressee of letter<text:tab/><text:tab/><text:tab/><text:tab/>Sabato Morais</text:p>
      <text:p text:style-name="P3">Addressee as “Editor”<text:tab/><text:tab/><text:tab/><text:tab/></text:p>
      <text:p text:style-name="P3">Date (derived from Hebrew Date)<text:tab/><text:tab/></text:p>
      <text:p text:style-name="P3">Date (derived from Gregorian calendar)<text:tab/></text:p>
      <text:p text:style-name="P3">Month<text:tab/><text:tab/><text:tab/><text:tab/><text:tab/><text:tab/></text:p>
      <text:p text:style-name="P3">Year<text:tab/><text:tab/><text:tab/><text:tab/><text:tab/><text:tab/></text:p>
      <text:p text:style-name="P3">Hebrew Date<text:tab/><text:tab/><text:tab/><text:tab/><text:tab/></text:p>
      <text:p text:style-name="P3">Undated</text:p>
      <text:p text:style-name="P3">City<text:tab/><text:tab/><text:tab/><text:tab/><text:tab/><text:tab/></text:p>
      <text:p text:style-name="P3">State<text:tab/><text:tab/><text:tab/><text:tab/><text:tab/><text:tab/></text:p>
      <text:p text:style-name="P3">Country<text:tab/><text:tab/><text:tab/><text:tab/><text:tab/></text:p>
      <text:p text:style-name="P3">Subject<text:tab/><text:tab/><text:tab/><text:tab/><text:tab/></text:p>
      <text:p text:style-name="P3">Keywords</text:p>
      <text:p text:style-name="P3"/>
      <text:p text:style-name="P3"/>
      <text:p text:style-name="P3">III. Document Types</text:p>
      <text:p text:style-name="P3"/>
      <text:p text:style-name="P3">Correspondence<text:tab/><text:tab/><text:tab/><text:tab/>Y</text:p>
      <text:p text:style-name="P3">(Synagogue) Sermon</text:p>
      <text:p text:style-name="P3">(Public) Discourse</text:p>
      <text:p text:style-name="P3">Literary Document<text:tab/><text:tab/><text:tab/><text:tab/></text:p>
      <text:p text:style-name="P3">Legal Document</text:p>
      <text:p text:style-name="P3">Receipts</text:p>
      <text:p text:style-name="P3">Newspaper Clipping</text:p>
      <text:p text:style-name="P3">Greeting Card</text:p>
      <text:p text:style-name="P3">Calling Card</text:p>
      <text:p text:style-name="P3"><text:soft-page-break/></text:p>
      <text:p text:style-name="P3"/>
      <text:p text:style-name="P3">IV. Physical Features </text:p>
      <text:p text:style-name="P3"/>
      <text:p text:style-name="P3">Condition (e.g. fragile)<text:tab/><text:tab/><text:tab/></text:p>
      <text:p text:style-name="P3">Paper size (letter or legal size)<text:tab/><text:tab/></text:p>
      <text:p text:style-name="P3">Number of Pages<text:tab/><text:tab/><text:tab/><text:tab/>3</text:p>
      <text:p text:style-name="P3">Number of Sheets<text:tab/><text:tab/><text:tab/><text:tab/>2</text:p>
      <text:p text:style-name="P3">Fragment<text:tab/><text:tab/><text:tab/><text:tab/><text:tab/></text:p>
      <text:p text:style-name="P3">Pagination </text:p>
      <text:p text:style-name="P3">Foliation</text:p>
      <text:p text:style-name="P3">Additional Numeration</text:p>
      <text:p text:style-name="P3">Envelope<text:tab/><text:tab/><text:tab/><text:tab/><text:tab/></text:p>
      <text:p text:style-name="P3">Stamp<text:tab/><text:tab/><text:tab/><text:tab/><text:tab/><text:tab/></text:p>
      <text:p text:style-name="P3">Postma<text:tab/>rk<text:tab/><text:tab/><text:tab/><text:tab/><text:tab/></text:p>
      <text:p text:style-name="P3">Wax seal<text:tab/><text:tab/><text:tab/><text:tab/><text:tab/></text:p>
      <text:p text:style-name="P3"/>
      <text:p text:style-name="P3">V. Added entries </text:p>
      <text:p text:style-name="P3"/>
      <text:p text:style-name="P3">Additional names mentioned: </text:p>
      <text:p text:style-name="P3">Additional Places mentioned: </text:p>
      <text:p text:style-name="P3">Additional Dates mentioned:</text:p>
      <text:p text:style-name="P3"/>
      <text:p text:style-name="P3">VI. Not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VII Transcription</text:p>
      <text:p text:style-name="P4">(Symbols: ?=uncertain; []=supplied information; /=end of line)</text:p>
      <text:p text:style-name="P4"/>
      <text:p text:style-name="P4">[Page 1]</text:p>
      <text:p text:style-name="P5">Tuesday Eve./</text:p>
      <text:p text:style-name="P4">Dear Doctor,/</text:p>
      <text:p text:style-name="P4"><text:tab/>Oweing[sic!] to/ not having a girl,/ I will not be able/ to leave home in/ time for my lesson/ tomorrow, so I/ am compelled/ to ask you to defer/ it until next week./</text:p>
      <text:p text:style-name="P4"><text:tab/>Your address/ to the Clergy was/ a splendid one./</text:p>
      <text:p text:style-name="P4"><text:tab/>I enclose a/ card received/</text:p>
      <text:p text:style-name="P4"/>
      <text:p text:style-name="P4">[Page 2]</text:p>
      <text:p text:style-name="P4">from David this/ mail so you can/ see he has been/ speaking on the/ same subject to/ a non-Jewish audience./ <text:s/>We expect David/ some day next/ week./</text:p>
      <text:p text:style-name="P4"><text:tab/>With regards/ Charity S. Cohen/</text:p>
      <text:p text:style-name="P4">1537 W. 8th./</text:p>
      <text:p text:style-name="P4"/>
      <text:p text:style-name="P4"><text:soft-page-break/>[Page 3]</text:p>
      <text:p text:style-name="P4"><text:tab/>By invitation of the Universal Reform Club, MR. D. SOLIS/ COHEN will address that body SUNDAY, JANUARY 18th, at/ 2:30 p.m. at Grand Army Hall, corner of First and Taylor/ streets, upon "The Attitude of Russia towards her Jewish/ Subjects." <text:s/>All interested are cordially invited to attend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1T11:54:56.18</meta:creation-date>
    <dc:date>2011-11-21T12:02:43.77</dc:date>
    <dc:creator>Penn Libraries</dc:creator>
    <meta:editing-duration>PT00H07M4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2" meta:word-count="296" meta:character-count="2003"/>
  </office:meta>
</office:document-meta>
</file>